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2" calcext:value-type="float">
            <text:p>722</text:p>
          </table:table-cell>
          <table:table-cell table:style-name="ce7" table:formula="of:=COUNTIF([.B7:.B999];&quot;X&quot;)" office:value-type="float" office:value="613" calcext:value-type="float">
            <text:p>61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78" calcext:value-type="float">
            <text:p>78</text:p>
          </table:table-cell>
          <table:table-cell table:style-name="ce25" table:formula="of:=SUM([.B2:.F2])" office:value-type="float" office:value="765" calcext:value-type="float">
            <text:p>76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3" table:number-rows-repeated="23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20:23:09.2802657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04T20:24:45.057124343</dc:date>
    <meta:editing-duration>PT20H22M56S</meta:editing-duration>
    <meta:editing-cycles>710</meta:editing-cycles>
    <meta:document-statistic meta:table-count="1" meta:cell-count="4338" meta:object-count="0"/>
  </office:meta>
</office:document-meta>
</file>